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intro">
        <text:section text:style-name="Sect1" text:name="yui_3_17_2_2_1532301175438_220">
          <text:p text:style-name="Text_20_body">This assignment is an extension to Problem 5 of <text:a xlink:type="simple" xlink:href="https://lms.iiitb.ac.in/moodle/mod/assign/view.php?id=6542" text:style-name="Internet_20_link" text:visited-style-name="Visited_20_Internet_20_Link">Assignment 3</text:a>. Instead of populating the tree with numbers, use your family members' names, then create another class which will implement a menu based UI. From this UI, ask the user to enter names and then display a menu with choices where each choice would represent the recursive functions implemented in Problem 5 of <text:a xlink:type="simple" xlink:href="https://lms.iiitb.ac.in/moodle/mod/assign/view.php?id=6542" text:style-name="Internet_20_link" text:visited-style-name="Visited_20_Internet_20_Link">assignment 3</text:a>. </text:p>
          <text:p text:style-name="Text_20_body">Overall, write a program to check if your family members are related using the functions you implemented in problem 5 of <text:a xlink:type="simple" xlink:href="https://lms.iiitb.ac.in/moodle/mod/assign/view.php?id=6542" text:style-name="Internet_20_link" text:visited-style-name="Visited_20_Internet_20_Link">assignment 3</text:a>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4:43:30.944631745</meta:creation-date>
    <dc:date>2018-07-23T04:44:34.656789148</dc:date>
    <meta:editing-duration>PT1M5S</meta:editing-duration>
    <meta:editing-cycles>1</meta:editing-cycles>
    <meta:document-statistic meta:table-count="0" meta:image-count="0" meta:object-count="0" meta:page-count="1" meta:paragraph-count="2" meta:word-count="88" meta:character-count="516" meta:non-whitespace-character-count="429"/>
    <meta:generator>LibreOffice/5.1.6.2$Linux_X86_64 LibreOffice_project/10m0$Build-2</meta:generator>
  </office:meta>
</office:document-meta>
</file>